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1535" officeooo:paragraph-rsid="002015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Hockensmith </text:p>
      <text:p text:style-name="P1">readme</text:p>
      <text:p text:style-name="P1"/>
      <text:p text:style-name="P1"><text:tab/>I have lived in Arizona for 12 years, in a small town called Williams. I started college at Yavapai College and transferred to Northern Arizona University the following year to study computer science. After my second year I decided to come to GCU to finish up my programming degree, I have completed one year here and have one left to g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9:39:33.300648015</meta:creation-date>
    <dc:date>2018-08-30T20:02:44.473202050</dc:date>
    <meta:editing-duration>PT13M11S</meta:editing-duration>
    <meta:editing-cycles>1</meta:editing-cycles>
    <meta:document-statistic meta:table-count="0" meta:image-count="0" meta:object-count="0" meta:page-count="1" meta:paragraph-count="3" meta:word-count="64" meta:character-count="363" meta:non-whitespace-character-count="299"/>
    <meta:generator>LibreOffice/5.1.4.2$Linux_X86_64 LibreOffice_project/10m0$Build-2</meta:generator>
  </office:meta>
</office:document-meta>
</file>